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lfaen" svg:font-family="Sylfae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0e9b18" officeooo:paragraph-rsid="000e9b18"/>
    </style:style>
    <style:style style:name="P2" style:family="paragraph" style:parent-style-name="Standard">
      <style:paragraph-properties fo:margin-top="0cm" fo:margin-bottom="0.353cm" loext:contextual-spacing="false" fo:line-height="115%" fo:text-align="start" style:justify-single-word="false"/>
      <style:text-properties style:use-window-font-color="true" style:font-name="Verdana" fo:font-size="12pt" fo:font-weight="normal" fo:background-color="transparent" style:font-name-asian="Calibri1" style:font-size-asian="12pt" style:font-name-complex="Calibri1" style:font-size-complex="12pt"/>
    </style:style>
    <style:style style:name="P3" style:family="paragraph" style:parent-style-name="Standard">
      <style:paragraph-properties fo:margin-top="0cm" fo:margin-bottom="0.353cm" loext:contextual-spacing="false" fo:line-height="100%" fo:text-align="start" style:justify-single-word="false"/>
      <style:text-properties style:use-window-font-color="true" style:font-name="Verdana" fo:font-size="12pt" fo:font-weight="normal" fo:background-color="transparent" style:font-name-asian="Calibri1" style:font-size-asian="12pt" style:font-name-complex="Calibri1" style:font-size-complex="12pt"/>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fo:background-color="transparent" style:font-name-asian="Calibri1" style:font-size-asian="14pt" style:font-name-complex="Calibri1" style:font-size-complex="14pt"/>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710ed" officeooo:paragraph-rsid="001710ed" fo:background-color="transparent" style:font-name-asian="Calibri1" style:font-size-asian="14pt" style:font-name-complex="Calibri1" style:font-size-complex="14pt"/>
    </style:style>
    <style:style style:name="P6"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03d3df" officeooo:paragraph-rsid="0022ac0d" fo:background-color="transparent" style:font-name-asian="Calibri1" style:font-size-asian="14pt" style:font-name-complex="Calibri1" style:font-size-complex="14pt"/>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0e9b18" officeooo:paragraph-rsid="000e9b18" fo:background-color="transparent" style:font-name-asian="Calibri1" style:font-size-asian="14pt" style:font-name-complex="Calibri1" style:font-size-complex="14pt"/>
    </style:style>
    <style:style style:name="P8"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0fd204" officeooo:paragraph-rsid="000fd204" fo:background-color="transparent" style:font-name-asian="Calibri1" style:font-size-asian="14pt" style:font-name-complex="Calibri1" style:font-size-complex="14pt"/>
    </style:style>
    <style:style style:name="P9"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1593e" officeooo:paragraph-rsid="0011593e" fo:background-color="transparent" style:font-name-asian="Calibri1" style:font-size-asian="14pt" style:font-name-complex="Calibri1" style:font-size-complex="14pt"/>
    </style:style>
    <style:style style:name="P10"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1e335" officeooo:paragraph-rsid="0011e335" fo:background-color="transparent" style:font-name-asian="Calibri1" style:font-size-asian="14pt" style:font-name-complex="Calibri1" style:font-size-complex="14pt"/>
    </style:style>
    <style:style style:name="P11"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261a0" officeooo:paragraph-rsid="001261a0" fo:background-color="transparent" style:font-name-asian="Calibri1" style:font-size-asian="14pt" style:font-name-complex="Calibri1" style:font-size-complex="14pt"/>
    </style:style>
    <style:style style:name="P12"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442cd" officeooo:paragraph-rsid="001442cd" fo:background-color="transparent" style:font-name-asian="Calibri1" style:font-size-asian="14pt" style:font-name-complex="Calibri1" style:font-size-complex="14pt"/>
    </style:style>
    <style:style style:name="P13"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442cd" officeooo:paragraph-rsid="00152372" fo:background-color="transparent" style:font-name-asian="Calibri1" style:font-size-asian="14pt" style:font-name-complex="Calibri1" style:font-size-complex="14pt"/>
    </style:style>
    <style:style style:name="P14"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52372" officeooo:paragraph-rsid="00152372" fo:background-color="transparent" style:font-name-asian="Calibri1" style:font-size-asian="14pt" style:font-name-complex="Calibri1" style:font-size-complex="14pt"/>
    </style:style>
    <style:style style:name="P15" style:family="paragraph" style:parent-style-name="Standard">
      <style:paragraph-properties fo:margin-top="0cm" fo:margin-bottom="0.353cm" loext:contextual-spacing="false" fo:line-height="100%" fo:text-align="start" style:justify-single-word="false"/>
      <style:text-properties style:use-window-font-color="true" style:font-name="Times New Roman" fo:font-size="14pt" fo:font-weight="normal" officeooo:rsid="00152372" officeooo:paragraph-rsid="00152372" fo:background-color="transparent" style:font-name-asian="Calibri1" style:font-size-asian="14pt" style:font-name-complex="Calibri1" style:font-size-complex="14pt"/>
    </style:style>
    <style:style style:name="P16" style:family="paragraph" style:parent-style-name="Standard">
      <style:paragraph-properties fo:margin-top="0cm" fo:margin-bottom="0.353cm" loext:contextual-spacing="false" fo:line-height="115%" fo:text-align="start" style:justify-single-word="false"/>
      <style:text-properties style:use-window-font-color="true" style:font-name="Times New Roman" fo:font-size="14pt" fo:font-weight="normal" officeooo:rsid="001710ed" officeooo:paragraph-rsid="001710ed" fo:background-color="transparent" style:font-name-asian="Calibri1" style:font-size-asian="14pt" style:font-name-complex="Calibri1" style:font-size-complex="14pt"/>
    </style:style>
    <style:style style:name="P17" style:family="paragraph" style:parent-style-name="Standard">
      <style:paragraph-properties fo:margin-top="0cm" fo:margin-bottom="0.353cm" loext:contextual-spacing="false" fo:line-height="100%" fo:text-align="start" style:justify-single-word="false"/>
      <style:text-properties style:use-window-font-color="true" style:font-name="Times New Roman" fo:font-size="14pt" fo:font-weight="normal" officeooo:rsid="001710ed" officeooo:paragraph-rsid="001710ed" fo:background-color="transparent" style:font-name-asian="Calibri1" style:font-size-asian="14pt" style:font-name-complex="Calibri1" style:font-size-complex="14pt"/>
    </style:style>
    <style:style style:name="P18" style:family="paragraph" style:parent-style-name="Standard">
      <style:paragraph-properties fo:margin-top="0cm" fo:margin-bottom="0.353cm" loext:contextual-spacing="false" fo:line-height="100%" fo:text-align="start" style:justify-single-word="false"/>
      <style:text-properties style:use-window-font-color="true" style:font-name="Times New Roman" fo:font-size="14pt" fo:font-weight="normal" officeooo:rsid="001dbabf" officeooo:paragraph-rsid="001dbabf" fo:background-color="transparent" style:font-name-asian="Calibri1" style:font-size-asian="14pt" style:font-name-complex="Calibri1" style:font-size-complex="14pt"/>
    </style:style>
    <style:style style:name="P19" style:family="paragraph" style:parent-style-name="Standard">
      <style:paragraph-properties fo:margin-top="0cm" fo:margin-bottom="0.353cm" loext:contextual-spacing="false" fo:line-height="100%" fo:text-align="start" style:justify-single-word="false"/>
      <style:text-properties style:font-name="Times New Roman" fo:font-size="14pt" officeooo:rsid="001a5a25" officeooo:paragraph-rsid="001a5a25" style:font-size-asian="14pt" style:font-size-complex="14pt"/>
    </style:style>
    <style:style style:name="P20" style:family="paragraph" style:parent-style-name="Standard">
      <style:text-properties officeooo:rsid="0000ea51" officeooo:paragraph-rsid="0022ac0d"/>
    </style:style>
    <style:style style:name="P21" style:family="paragraph" style:parent-style-name="Standard">
      <style:text-properties style:font-name="Times New Roman" officeooo:rsid="0000ea51" officeooo:paragraph-rsid="0022ac0d"/>
    </style:style>
    <style:style style:name="P22" style:family="paragraph" style:parent-style-name="Standard">
      <style:text-properties style:font-name="Times New Roman" fo:font-size="14pt" officeooo:rsid="0000ea51" officeooo:paragraph-rsid="0022ac0d" style:font-size-asian="14pt" style:font-size-complex="14pt"/>
    </style:style>
    <style:style style:name="P23" style:family="paragraph" style:parent-style-name="Standard">
      <style:text-properties style:font-name="Times New Roman" fo:font-size="14pt" officeooo:rsid="000537c9" officeooo:paragraph-rsid="0022ac0d" style:font-size-asian="14pt" style:font-size-complex="14pt"/>
    </style:style>
    <style:style style:name="P24" style:family="paragraph" style:parent-style-name="Standard">
      <style:text-properties style:font-name="Times New Roman" fo:font-size="20pt" officeooo:rsid="0000ea51" officeooo:paragraph-rsid="0022ac0d" style:font-size-asian="20pt" style:font-size-complex="20pt"/>
    </style:style>
    <style:style style:name="T1" style:family="text">
      <style:text-properties officeooo:rsid="000fd204"/>
    </style:style>
    <style:style style:name="T2" style:family="text">
      <style:text-properties officeooo:rsid="00102776"/>
    </style:style>
    <style:style style:name="T3" style:family="text">
      <style:text-properties officeooo:rsid="001442cd"/>
    </style:style>
    <style:style style:name="T4" style:family="text">
      <style:text-properties officeooo:rsid="00152372"/>
    </style:style>
    <style:style style:name="T5" style:family="text">
      <style:text-properties officeooo:rsid="001710ed"/>
    </style:style>
    <style:style style:name="T6" style:family="text">
      <style:text-properties officeooo:rsid="001a5a25"/>
    </style:style>
    <style:style style:name="T7" style:family="text">
      <style:text-properties officeooo:rsid="001bed3d"/>
    </style:style>
    <style:style style:name="T8" style:family="text">
      <style:text-properties officeooo:rsid="001cc493"/>
    </style:style>
    <style:style style:name="T9" style:family="text">
      <style:text-properties officeooo:rsid="001d7a5f"/>
    </style:style>
    <style:style style:name="T10" style:family="text">
      <style:text-properties officeooo:rsid="000537c9"/>
    </style:style>
    <style:style style:name="T11" style:family="text">
      <style:text-properties officeooo:rsid="0003d3df"/>
    </style:style>
    <style:style style:name="T12" style:family="text">
      <style:text-properties officeooo:rsid="0005af4f"/>
    </style:style>
    <style:style style:name="T13" style:family="text">
      <style:text-properties officeooo:rsid="0022ac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LAN DE PRUEBAS</text:p>
      <text:p text:style-name="P4">Javier Rubio Lucas 2DAW n17</text:p>
      <text:p text:style-name="P5">INSTRUMENTOS MUSICALES VERSION 1</text:p>
      <text:p text:style-name="P7">Importamos la base datos, el correcto orden l<text:span text:style-name="T5">ó</text:span>gico de ejecuci<text:span text:style-name="T1">ó</text:span>n ser<text:span text:style-name="T5">í</text:span>a insertar tipos masivamente, crear un instrumento y ahora que hay instrumentos insertar masivamente modelos <text:span text:style-name="T1">para probar todas las funcionalidades correctamente</text:span>. <text:span text:style-name="T1">Probamos ahora que pasaria si no seguimos el orden logico de relacion que tienen los datos.</text:span></text:p>
      <text:p text:style-name="P7">- intento insertar instrumentos <text:span text:style-name="T1">(clicando en instrumentos)</text:span>sin haber tipos me avisará de que no hay t<text:span text:style-name="T1">i</text:span>pos en el desplegable, y si intento insertar me saldra un mensaje diciendo no se ha podido insertar.</text:p>
      <text:p text:style-name="P7"><text:span text:style-name="T1">-</text:span>intento insertar masivamente modelos<text:span text:style-name="T1">(Insertar modelos)</text:span> sin haber instrumentos <text:span text:style-name="T1">me saldra un mensaje diciendo “no hay instrumentos y no puedes insertar modelos”, lo mismo si intentamos dar de alta a un nuevo modelo(Alta Modelos) si clicamos en modelos que esta parte seria ya de la version 2 tambien nos avisara en el desplegable de que no <text:s/>instrumenotos y cuando le demos a enviar nos dira no hay modelos asociados.</text:span></text:p>
      <text:p text:style-name="P8">-Si intento insertar un accesorio si podria hacerlo ya que <text:span text:style-name="T2">se peude insertar accesorios sin instrumentos asociado,probamos</text:span> por ejemplo a introducir un accesorio <text:span text:style-name="T2">nos dejara insertarlo perfectamente y nos mostrara un mensaje de insertado correctamente tambien podremos dejar tanto desceunto y existencia <text:s/>sin rellnar y se guardaran en la base de datos como default 0 existencias y null descuento ya que este admite nulo, todos los demas campos tienen un required y no se pueden dejar vacios.</text:span></text:p>
      <text:p text:style-name="P9">-Si intentamos listar instrumenots no saldra que no hay instrumentos</text:p>
      <text:p text:style-name="P10">-Si le damos a insertar tipos nos insertara tipos, si volvemos a clicar nos dira que ya tipos.</text:p>
      <text:p text:style-name="P10">-ahora podemos insertar instrumentos porque ya hay tipos, sigue monstrandonos lo mismo en lo relacionado con modelos .</text:p>
      <text:p text:style-name="P10">-probamos a insertar un instrumento nos aparecera en un desplegable los tipos de instrumentos insertamos uno y nos dira filas afectadas y si se ha insertado correctamente mediante un mensaje, probamos a insertasr otro con el mismo nombre y nos saldra un mensaje avisandonos que ya existe un instrumento con ese nombre.</text:p>
      <text:p text:style-name="P10"><text:soft-page-break/>Si clicamos ahora en listar instrumentos nos apareceran los instrumentos</text:p>
      <text:p text:style-name="P11">si probamos ahora a insertar masivamente los modelos nos dejará volvemos a clicar otra vez y nos aparecer<text:span text:style-name="T3">á</text:span> un mensaje diciendo que ya hay modelos insertados, para la inserccion masiva coge por defecto el primer instrumentoq ue se encuentre en la base de datos, en la version dos tenemos un alta modelo donde podremos dar de alta a modelos asociados al instrumento que queramos</text:p>
      <text:p text:style-name="P12">vamos a probar ahora a insertar accesorios en de todas sus maneras,</text:p>
      <text:p text:style-name="P14">podemos insertar un accesorio sin instrumentos asociados nos saldra un mensaje de insertado correctamente si lo hacemos con los instrumentos nos saldra insertado correctamente son sus instrumentos asociados, podemos dejar vacias tanto descripcion como descuento, y se insertara default 0 existencias y null descuento, se controla que precio sea un decimal y no un string que no se pueda ingresar mas de 10 decimales mediante maxlength</text:p>
      <text:p text:style-name="P14">en el caso de insertar un accesorio con el mismo nombre nos dirá ya existe un accesorio con ese nombre </text:p>
      <text:p text:style-name="P5">INSTRUMENTOS MUSICALES VERSION 2</text:p>
      <text:p text:style-name="P5">como ya he comentado previamente si intentamos acceder a alta modelos sin que haya instrumentos nos saldr<text:span text:style-name="T6">á</text:span> un mensaje avisandonos que no hay instrumentos</text:p>
      <text:p text:style-name="P13">vamos a probar ahora a insertar <text:span text:style-name="T4">modelos</text:span> en de todas sus maneras,</text:p>
      <text:p text:style-name="P15">controla <text:span text:style-name="T6">que nombre</text:span> no sea duplicado en la base de datos <text:span text:style-name="T8">al igual que la referencia</text:span>, se puede insertar existencia por defecto a 0 dejandolo vacio y descuento a null dejandolo vacio</text:p>
      <text:p text:style-name="P15">si todo va bien nos mostrar<text:span text:style-name="T5">á</text:span> un mensaje de insertado corerctamente, si no nos <text:span text:style-name="T5">mostrar un mensaje personalizado como ya existe ese nombre o precio tiene que ser decimal(esto tambien se podria controloar con un input type number donde ponemos comoa atributo step 1 para que sean multiplos de 1 lo tengo comentado en el ejercicio para asi controlar que no se inserten string.</text:span></text:p>
      <text:p text:style-name="P18"/>
      <text:p text:style-name="P17">como se ha comentado previamente si intentamos navegar por “modelos” nos aparece un desplegable con los instrumentos para ver los modelos asociados, si no hay instrumentos enl a base de datos <text:span text:style-name="T9">asociados </text:span>no lo pondra en el desplegable y si intentamos clicar sin haber instrumentos nos llevara a una pagian donde nos aparecera un mensaje no hay modelos asociados</text:p>
      <text:p text:style-name="P17"><text:soft-page-break/>si hay instrumentos clicamos en culaqiuera de ellos nos saldra una tabla <text:s/>donde nose aparece en la priemra fila el instrumento, en la segunda fila <text:s/>el nombre del modelo asociado y en la tercera una opci<text:span text:style-name="T9">ó</text:span>n detalles donde podremos ver inoformación mas detallada</text:p>
      <text:p text:style-name="P19">si clicamos en descripci<text:span text:style-name="T9">ó</text:span>n nos llevara a una p<text:span text:style-name="T9">á</text:span>gina donde aparecer<text:span text:style-name="T9">á</text:span>n en una tabla <text:span text:style-name="T7">la descripción del modelo selecciona y debajo aparecera un mensaje de “te peude interesar” aparecen todos los accesorios relacionados con ese modelo, en la primera tabla nos aparecerar descuento y existencias como “no hay existencias” y” des sin asignar” si sus valores son existencias 0 y sin asignar null.</text:span></text:p>
      <text:p text:style-name="P24">Instrumentos Musicales Version 3</text:p>
      <text:p text:style-name="P22">En esta parte comprobare<text:span text:style-name="T10">mo</text:span>s la funcionalidad de borrar y modificar accesorios</text:p>
      <text:p text:style-name="P21"/>
      <text:p text:style-name="P22">-Clicamos en modificar accesorios nos aparecerá un texto <text:s/>“accesorios con sus instrumentos” si no hubiese tipos nos saldría solo “sin asociar” ya que se pueden introducir accesorios sin instrumentos asociados en ester primer filtro podemos elegir los tipos para después seleccionar un instrumento y ver los accesorios asociados a <text:s/>ese instrumento, <text:s/>si seleccionamos cuerda por ejemplo nos lleva a otra pagina donde aparece otro desplegable para poder elegir los instrumentos de tipo cuerda.<text:span text:style-name="T13">Si hubiesemos clicado en “sin asociar” nos hubiese mandado directamente al panelAccesorio mostrando solo los accesorios que no tiene instrumentos asociados</text:span></text:p>
      <text:p text:style-name="P22"/>
      <text:p text:style-name="P22">-<text:span text:style-name="T11">si clicamos nos llevará a panelAccesorio donde podremos ver todos los accesorios relacionados con ese instrumento, en ese panel nos saldra el nombre del isntrumento que hemos seleccionado <text:s/>con una descripción <text:s/>de los accesorios, nombre descripción, también nos aparecerá a modo de enlace la opción de modificar y borrar.Si hubiesemos clicado sin asociar nos saldrian los instrumentos que no tienen instrumentos asociados en el campo nombre isntrumento no saldrá sin asociar</text:span></text:p>
      <text:p text:style-name="P22"/>
      <text:p text:style-name="P22">-<text:span text:style-name="T11">si clicamos ahora en modificar nos llevará a otra página donde nos saldrá el nombre del instrumento en el caso que tuviese uno asociado <text:s/>nombre del accesorio , descripción del accesorio y el precio antiguo sin descuento dentro de un input ya rellenado donde podremos modificar <text:s/>el precio</text:span></text:p>
      <text:p text:style-name="P23">controlamos que no inserte una string porque es un input type number con step”0.01” para que solo deje insertar numeros de hasta dos decimales <text:span text:style-name="T12">cuando modificamos nos manda para el panelAccesorio con los datos ya actualizados.</text:span></text:p>
      <text:p text:style-name="P20"/>
      <text:p text:style-name="P6">-si clicamos en <text:span text:style-name="T10">borrar</text:span> nos mandar<text:span text:style-name="T10">á</text:span> a una p<text:span text:style-name="T10">á</text:span>gina intermedia donde nos preguntar<text:span text:style-name="T10">á</text:span> estas seguro de que quieres borrar <text:span text:style-name="T10">si le damos que no nos llevara otra vez al panelAcceosrio si le damos que si nos borrará la primero la relación en la tabla acesorios_instrumentos y después nos borrará la fila accesorios en el caso de que tenga instrumetnos asociados si no borra directamente la fila de accesorios.Nos </text:span><text:soft-page-break/><text:span text:style-name="T10">redirige después al panel de modificarBorrar con los datos ya actualizados.</text:span></text:p>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lfaen" svg:font-family="Sylfae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9b18" officeooo:paragraph-rsid="000e9b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vier Rubio Lucas 2DAW (P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0T09:25:56.266000000</dc:date>
    <meta:editing-duration>PT3H26M15S</meta:editing-duration>
    <meta:editing-cycles>8</meta:editing-cycles>
    <meta:generator>LibreOffice/6.1.0.3$Windows_X86_64 LibreOffice_project/efb621ed25068d70781dc026f7e9c5187a4decd1</meta:generator>
    <meta:document-statistic meta:table-count="0" meta:image-count="0" meta:object-count="0" meta:page-count="4" meta:paragraph-count="32" meta:word-count="1155" meta:character-count="7204" meta:non-whitespace-character-count="6069"/>
  </office:meta>
</office:document-meta>
</file>